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ogWrite()</text:h>
      <text:p text:style-name="Standard">Der Aufbau ist der selbe wie beim Ansteuern einer LED mit digitalWrite(). Achtet darauf, dass ihr die LED an einen PWM Port anschließt. Ihr erkennt sie an dem '~' Zeichen vor der Port-Nummer auf dem Arduinoboard.</text:p>
      <text:p text:style-name="Standard"><draw:frame draw:style-name="fr1" draw:name="Frame1" text:anchor-type="paragraph" svg:width="6.8764in" draw:z-index="0"><draw:text-box fo:min-height="3.3654in"><text:p text:style-name="Frame_20_contents"><text:span text:style-name="_5f_OOoComputerKeyWord">int</text:span> <text:span text:style-name="_5f_OOoComputerIdent">led</text:span> <text:span text:style-name="_5f_OOoComputerKeyWord">=</text:span> <text:span text:style-name="_5f_OOoComputerLiteral">9</text:span><text:span text:style-name="_5f_OOoComputerKeyWord">;</text:span>           <text:span text:style-name="_5f_OOoComputerComment">// the pin that the LED is attached to<text:line-break/></text:span></text:p><text:p text:style-name="Standard"><text:span text:style-name="_5f_OOoComputerKeyWord">void</text:span> <text:span text:style-name="_5f_OOoComputerIdent">setup</text:span><text:span text:style-name="_5f_OOoComputerKeyWord">()</text:span>  <text:span text:style-name="_5f_OOoComputerKeyWord">{</text:span> <text:line-break/>  <text:span text:style-name="_5f_OOoComputerIdent">pinMode</text:span><text:span text:style-name="_5f_OOoComputerKeyWord">(</text:span><text:span text:style-name="_5f_OOoComputerIdent">led</text:span><text:span text:style-name="_5f_OOoComputerKeyWord">,</text:span> <text:span text:style-name="_5f_OOoComputerIdent">OUTPUT</text:span><text:span text:style-name="_5f_OOoComputerKeyWord">);</text:span><text:line-break/><text:span text:style-name="_5f_OOoComputerKeyWord">}</text:span> <text:line-break/></text:p><text:p text:style-name="Standard"><text:span text:style-name="_5f_OOoComputerComment">//Beispiel 1</text:span></text:p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text:p text:style-name="Standard"><text:tab/> <text:span text:style-name="_5f_OOoComputerIdent">analogWrite</text:span><text:span text:style-name="_5f_OOoComputerKeyWord">(</text:span><text:span text:style-name="_5f_OOoComputerIdent">led</text:span><text:span text:style-name="_5f_OOoComputerKeyWord">,</text:span><text:span text:style-name="_5f_OOoComputerLiteral">0</text:span><text:span text:style-name="_5f_OOoComputerKeyWord">);</text:span></text:p><text:p text:style-name="Standard"><text:tab/> 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tab/> <text:span text:style-name="_5f_OOoComputerIdent">analogWrite</text:span><text:span text:style-name="_5f_OOoComputerKeyWord">(</text:span><text:span text:style-name="_5f_OOoComputerIdent">led</text:span><text:span text:style-name="_5f_OOoComputerKeyWord">,</text:span> <text:span text:style-name="_5f_OOoComputerLiteral">100</text:span><text:span text:style-name="_5f_OOoComputerKeyWord">);</text:span></text:p><text:p text:style-name="Standard"><text:tab/> 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tab/> <text:span text:style-name="_5f_OOoComputerIdent">analogWrite</text:span><text:span text:style-name="_5f_OOoComputerKeyWord">(</text:span><text:span text:style-name="_5f_OOoComputerIdent">led</text:span><text:span text:style-name="_5f_OOoComputerKeyWord">,</text:span><text:span text:style-name="_5f_OOoComputerLiteral">255</text:span><text:span text:style-name="_5f_OOoComputerKeyWord">);</text:span></text:p><text:p text:style-name="Standard"><text:tab/> 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span text:style-name="_5f_OOoComputerKeyWord">}</text:span><text:line-break/></text:p></draw:text-box></draw:frame></text:p>
      <text:p text:style-name="Standard"><draw:frame draw:style-name="fr1" draw:name="Frame2" text:anchor-type="paragraph" draw:z-index="1"><draw:text-box fo:min-height="1.8445in" fo:min-width="6.9417in"><text:p text:style-name="Standard"><text:span text:style-name="_5f_OOoComputerComment">// Beispiel 2<text:line-break/>void loop()  { <text:line-break/>for(int i=0;i&lt;256;i++) { <text:s/></text:span></text:p><text:p text:style-name="Standard"><text:tab/><text:span text:style-name="_5f_OOoComputerIdent">analogWrite</text:span><text:span text:style-name="_5f_OOoComputerKeyWord">(</text:span><text:span text:style-name="_5f_OOoComputerIdent">led</text:span><text:span text:style-name="_5f_OOoComputerKeyWord">,</text:span><text:span text:style-name="_5f_OOoComputerIdent">i</text:span><text:span text:style-name="_5f_OOoComputerKeyWord">);</text:span></text:p><text:p text:style-name="Standard"><text:s text:c="11"/><text:span text:style-name="_5f_OOoComputerComment">// Warten ist Wichtig! Ihr wollt ja auch sehen, dass die LED <text:tab/>// langsam heller wird ;)</text:span></text:p><text:p text:style-name="Standard"><text:tab/><text:span text:style-name="_5f_OOoComputerIdent">delay</text:span><text:span text:style-name="_5f_OOoComputerKeyWord">(</text:span><text:span text:style-name="_5f_OOoComputerLiteral">20</text:span><text:span text:style-name="_5f_OOoComputerKeyWord">);</text:span></text:p><text:p text:style-name="Standard"><text:span text:style-name="_5f_OOoComputerKeyWord"><text:tab/>}</text:span><text:line-break/> <text:s/><text:line-break/><text:span text:style-name="_5f_OOoComputerKeyWord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2T22:58:20</dc:date>
    <meta:editing-duration>PT19M40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8" meta:word-count="99" meta:character-count="657" meta:non-whitespace-character-count="524"/>
  </office:meta>
</office:document-meta>
</file>